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3e8f"/>
    </style:style>
    <style:style style:name="P2" style:family="paragraph" style:parent-style-name="Standard">
      <style:text-properties officeooo:paragraph-rsid="0011d46c"/>
    </style:style>
    <style:style style:name="P3" style:family="paragraph" style:parent-style-name="Standard">
      <style:text-properties officeooo:paragraph-rsid="001a4004"/>
    </style:style>
    <style:style style:name="P4" style:family="paragraph" style:parent-style-name="Standard">
      <loext:graphic-properties draw:fill-gradient-name="gradient" draw:fill-hatch-name="hatch"/>
      <style:text-properties officeooo:paragraph-rsid="001a4004"/>
    </style:style>
    <style:style style:name="P5" style:family="paragraph" style:parent-style-name="Standard">
      <style:text-properties officeooo:rsid="000f3e8f" officeooo:paragraph-rsid="000f3e8f"/>
    </style:style>
    <style:style style:name="P6" style:family="paragraph" style:parent-style-name="Standard">
      <style:text-properties officeooo:paragraph-rsid="00130174"/>
    </style:style>
    <style:style style:name="P7" style:family="paragraph" style:parent-style-name="Standard">
      <style:text-properties officeooo:paragraph-rsid="0014e050"/>
    </style:style>
    <style:style style:name="P8" style:family="paragraph" style:parent-style-name="Standard">
      <style:text-properties officeooo:paragraph-rsid="001809cf"/>
    </style:style>
    <style:style style:name="P9" style:family="paragraph" style:parent-style-name="Standard">
      <style:text-properties officeooo:paragraph-rsid="001c7e2e"/>
    </style:style>
    <style:style style:name="P10" style:family="paragraph" style:parent-style-name="Standard">
      <style:text-properties officeooo:paragraph-rsid="001cfeec"/>
    </style:style>
    <style:style style:name="P11" style:family="paragraph" style:parent-style-name="Heading_20_3">
      <loext:graphic-properties draw:fill-gradient-name="gradient" draw:fill-hatch-name="hatch"/>
      <style:paragraph-properties fo:margin-top="0cm" fo:margin-bottom="0.199cm" style:contextual-spacing="false"/>
    </style:style>
    <style:style style:name="P12" style:family="paragraph" style:parent-style-name="Heading_20_3">
      <style:text-properties officeooo:paragraph-rsid="000f3e8f"/>
    </style:style>
    <style:style style:name="P13" style:family="paragraph" style:parent-style-name="Heading_20_3">
      <style:text-properties officeooo:paragraph-rsid="0011d46c"/>
    </style:style>
    <style:style style:name="P14" style:family="paragraph" style:parent-style-name="Heading_20_3">
      <style:text-properties officeooo:rsid="0011d46c" officeooo:paragraph-rsid="0011d46c"/>
    </style:style>
    <style:style style:name="P15" style:family="paragraph" style:parent-style-name="Heading_20_3">
      <style:text-properties officeooo:paragraph-rsid="001a4004"/>
    </style:style>
    <style:style style:name="T1" style:family="text">
      <style:text-properties style:font-name="Courier New" fo:font-weight="bold" style:font-weight-asian="bold" style:font-weight-complex="bold"/>
    </style:style>
    <style:style style:name="T2" style:family="text">
      <style:text-properties style:font-name="Courier New" fo:font-weight="bold" officeooo:rsid="000e4649" style:font-weight-asian="bold" style:font-weight-complex="bold"/>
    </style:style>
    <style:style style:name="T3" style:family="text">
      <style:text-properties officeooo:rsid="000e4649"/>
    </style:style>
    <style:style style:name="T4" style:family="text">
      <style:text-properties officeooo:rsid="000f3e8f"/>
    </style:style>
    <style:style style:name="T5" style:family="text">
      <style:text-properties style:font-name="Liberation Sans" fo:font-size="14.1000003814697pt" fo:font-weight="bold" officeooo:rsid="000f3e8f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6" style:family="text">
      <style:text-properties officeooo:rsid="000fc9b3"/>
    </style:style>
    <style:style style:name="T7" style:family="text">
      <style:text-properties officeooo:rsid="0011d46c"/>
    </style:style>
    <style:style style:name="T8" style:family="text">
      <style:text-properties officeooo:rsid="00130174"/>
    </style:style>
    <style:style style:name="T9" style:family="text">
      <style:text-properties officeooo:rsid="0014e050"/>
    </style:style>
    <style:style style:name="T10" style:family="text">
      <style:text-properties officeooo:rsid="00169609"/>
    </style:style>
    <style:style style:name="T11" style:family="text">
      <style:text-properties officeooo:rsid="001809cf"/>
    </style:style>
    <style:style style:name="T12" style:family="text">
      <style:text-properties officeooo:rsid="00196f11"/>
    </style:style>
    <style:style style:name="T13" style:family="text">
      <style:text-properties officeooo:rsid="001a4004"/>
    </style:style>
    <style:style style:name="T14" style:family="text">
      <style:text-properties officeooo:rsid="001af1cc"/>
    </style:style>
    <style:style style:name="T15" style:family="text">
      <style:text-properties officeooo:rsid="001c7e2e"/>
    </style:style>
    <style:style style:name="T16" style:family="text">
      <style:text-properties officeooo:rsid="001cfeec"/>
    </style:style>
    <style:style style:name="T17" style:family="text">
      <style:text-properties style:font-name="Liberation Serif" fo:font-weight="normal" style:font-weight-asian="normal" style:font-weight-complex="normal"/>
    </style:style>
    <style:style style:name="T18" style:family="text">
      <style:text-properties style:font-name="Liberation Serif" fo:font-weight="normal" officeooo:rsid="001cfeec" style:font-weight-asian="normal" style:font-weight-complex="normal"/>
    </style:style>
    <style:style style:name="T19" style:family="text">
      <style:text-properties style:font-name="Liberation Serif" fo:font-weight="normal" officeooo:rsid="001e2c8a" style:font-weight-asian="normal" style:font-weight-complex="normal"/>
    </style:style>
    <style:style style:name="T20" style:family="text">
      <style:text-properties style:font-name="Liberation Serif" fo:font-weight="normal" officeooo:rsid="001f8d96" style:font-weight-asian="normal" style:font-weight-complex="normal"/>
    </style:style>
    <style:style style:name="T21" style:family="text">
      <style:text-properties style:font-name="Liberation Serif" fo:font-size="10pt" fo:font-weight="normal" officeooo:rsid="001cfeec" style:font-weight-asian="normal" style:font-weight-complex="normal"/>
    </style:style>
    <style:style style:name="T22" style:family="text">
      <style:text-properties style:font-name="Liberation Serif" fo:font-size="10pt" fo:font-weight="normal" officeooo:rsid="001a4004" style:font-size-asian="10pt" style:font-weight-asian="normal" style:font-size-complex="10pt" style:font-weight-complex="normal"/>
    </style:style>
    <style:style style:name="T23" style:family="text">
      <style:text-properties style:font-name="Liberation Serif" fo:font-size="10pt" fo:font-weight="normal" officeooo:rsid="001cfeec" style:font-size-asian="10pt" style:font-weight-asian="normal" style:font-size-complex="10pt" style:font-weight-complex="normal"/>
    </style:style>
    <style:style style:name="T24" style:family="text">
      <style:text-properties style:font-name="Liberation Serif" fo:font-size="10pt" fo:font-weight="normal" officeooo:rsid="001e2c8a" style:font-size-asian="10pt" style:font-weight-asian="normal" style:font-size-complex="10pt" style:font-weight-complex="normal"/>
    </style:style>
    <style:style style:name="T25" style:family="text">
      <style:text-properties style:font-name="Liberation Serif" fo:font-size="10pt" fo:font-weight="normal" officeooo:rsid="001f8d96" style:font-size-asian="10pt" style:font-weight-asian="normal" style:font-size-complex="10pt" style:font-weight-complex="normal"/>
    </style:style>
    <style:style style:name="T26" style:family="text">
      <style:text-properties officeooo:rsid="001f8d9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3">Calculs</text:h>
      <text:p text:style-name="Standard">Les 4 opérations : <text:span text:style-name="code">+ - * / **</text:span></text:p>
      <text:p text:style-name="Standard">Division entière : <text:span text:style-name="code">// %</text:span></text:p>
      <text:p text:style-name="Standard">Fonctions : <text:span text:style-name="code">abs() round()</text:span></text:p>
      <text:h text:style-name="Heading_20_3" text:outline-level="3">Variables</text:h>
      <text:p text:style-name="Standard">Noms des variables : 1er caractère = <text:span text:style-name="code">a…zA…Z_</text:span> <text:s/>suivi de <text:s/><text:span text:style-name="code">a…zA…Z_0…9</text:span> <text:s/>(accents possibles, distinction casse min/MAJ)</text:p>
      <text:h text:style-name="Heading_20_3" text:outline-level="3">Affectations</text:h>
      <text:p text:style-name="Standard"><text:span text:style-name="code">n = 23 <text:s text:c="8"/># Entier</text:span></text:p>
      <text:p text:style-name="Standard"><text:span text:style-name="code">x = 23.0 <text:s text:c="6"/># Décimal flottant</text:span></text:p>
      <text:p text:style-name="Standard"><text:span text:style-name="code">s = "23" <text:s text:c="6"/># Chaîne de caractères</text:span></text:p>
      <text:p text:style-name="P1"><text:span text:style-name="code"><text:span text:style-name="T4">a = True <text:s text:c="6"/># Booléen (True ou False)</text:span></text:span></text:p>
      <text:p text:style-name="P1"><text:span text:style-name="code"><text:span text:style-name="T4">n += 1 <text:s text:c="8"/># </text:span></text:span><text:span text:style-name="code"><text:span text:style-name="T6">Incrémentation</text:span></text:span></text:p>
      <text:h text:style-name="P12" text:outline-level="3">Entrées - sorties</text:h>
      <text:p text:style-name="Standard"><text:span text:style-name="code"><text:span text:style-name="T12">age</text:span></text:span><text:span text:style-name="code"> = int(input("entrez un entier: "))</text:span></text:p>
      <text:p text:style-name="Standard"><text:span text:style-name="code">x = float(input("entrez un décimal: "))</text:span></text:p>
      <text:p text:style-name="Standard"><text:span text:style-name="code">print("J'ai",age,"ans")</text:span></text:p>
      <text:h text:style-name="Heading_20_3" text:outline-level="3">Tests</text:h>
      <text:p text:style-name="Standard"><text:span text:style-name="code">if a==0:</text:span></text:p>
      <text:p text:style-name="Standard"><text:span text:style-name="code"><text:s text:c="4"/>print("c'est nul")</text:span></text:p>
      <text:p text:style-name="Standard"><text:span text:style-name="code">elif a&gt;0:</text:span></text:p>
      <text:p text:style-name="Standard"><text:span text:style-name="code"><text:s text:c="4"/>print("c'est strictement positif")</text:span></text:p>
      <text:p text:style-name="Standard"><text:span text:style-name="code">else:</text:span></text:p>
      <text:p text:style-name="Standard"><text:span text:style-name="code"><text:s text:c="4"/>print("c'est strictement négatif")</text:span></text:p>
      <text:h text:style-name="Heading_20_3" text:outline-level="3">Comparaison<text:span text:style-name="T3">s</text:span></text:h>
      <text:p text:style-name="Standard"><text:span text:style-name="code">== != &lt; &lt;= &gt; &gt;= and or not</text:span></text:p>
      <text:p text:style-name="P5">Ne pas confondre : <text:s text:c="2"/><text:span text:style-name="T1">=</text:span> (affectation) avec <text:span text:style-name="T1">==</text:span> (comparaison)</text:p>
      <text:h text:style-name="Heading_20_3" text:outline-level="3">Boucle for</text:h>
      <text:p text:style-name="P10"><text:span text:style-name="code">for </text:span><text:span text:style-name="code"><text:span text:style-name="T14">item</text:span></text:span><text:span text:style-name="code"> in « </text:span><text:span text:style-name="code"><text:span text:style-name="T13">itérable »</text:span></text:span><text:span text:style-name="code">:</text:span><text:span text:style-name="code"><text:span text:style-name="T17"> </text:span></text:span><text:span text:style-name="code"><text:span text:style-name="T18">(= </text:span></text:span><text:span text:style-name="code"><text:span text:style-name="T19">range</text:span></text:span><text:span text:style-name="code"><text:span text:style-name="T20">(n)</text:span></text:span><text:span text:style-name="code"><text:span text:style-name="T19">, </text:span></text:span><text:span text:style-name="code"><text:span text:style-name="T18">cha</text:span></text:span><text:span text:style-name="code"><text:span text:style-name="T21">înes de caractères et listes)</text:span></text:span></text:p>
      <text:p text:style-name="P1"><text:span text:style-name="code"><text:s text:c="4"/>print(</text:span><text:span text:style-name="code"><text:span text:style-name="T14">item</text:span></text:span><text:span text:style-name="code">)</text:span></text:p>
      <text:h text:style-name="Heading_20_3" text:outline-level="3">Boucle while</text:h>
      <text:p text:style-name="Standard"><text:span text:style-name="code">a = 0 <text:s text:c="9"/># Initialiser la variable de condition</text:span></text:p>
      <text:p text:style-name="Standard"><text:span text:style-name="code">while a&lt;10:</text:span></text:p>
      <text:p text:style-name="Standard"><text:span text:style-name="code"><text:s text:c="4"/>print(a)</text:span></text:p>
      <text:p text:style-name="Standard"><text:span text:style-name="code"><text:s text:c="4"/>a += 1 <text:s text:c="4"/># </text:span><text:span text:style-name="code"><text:span text:style-name="T2">Et l</text:span></text:span><text:span text:style-name="code">a modifier </text:span><text:span text:style-name="code"><text:span text:style-name="T2">dans</text:span></text:span><text:span text:style-name="code"> la boucle</text:span></text:p>
      <text:h text:style-name="Heading_20_3" text:outline-level="3">Module Math</text:h>
      <text:p text:style-name="Standard"><text:span text:style-name="code">from math import * <text:s/># Chargement du module en mémoire</text:span></text:p>
      <text:p text:style-name="Standard"><text:span text:style-name="code">sqrt(x) <text:s text:c="12"/># Racine carrée</text:span></text:p>
      <text:p text:style-name="Standard"><text:span text:style-name="code">floor(x) <text:s text:c="11"/># Arrondi à l'entier inférieur</text:span></text:p>
      <text:p text:style-name="Standard"><text:span text:style-name="code">ceil(x) <text:s text:c="12"/># Arrondi à l'entier supérieur</text:span></text:p>
      <text:p text:style-name="Standard"><text:span text:style-name="code">sin(x), cos(x), tan(x), asin(x)</text:span></text:p>
      <text:p text:style-name="Standard"><text:span text:style-name="code">pi <text:s text:c="17"/># Nombre pi</text:span></text:p>
      <text:h text:style-name="Heading_20_3" text:outline-level="3">Module Random</text:h>
      <text:p text:style-name="Standard"><text:span text:style-name="code">from random import *</text:span></text:p>
      <text:p text:style-name="Standard"><text:span text:style-name="code">random() <text:s text:c="11"/># Flottant sur [0 ; 1[</text:span></text:p>
      <text:p text:style-name="Standard"><text:span text:style-name="code">randint(a,b) <text:s text:c="7"/># Entier entre a et b inclus</text:span></text:p>
      <text:h text:style-name="P13" text:outline-level="3"><text:span text:style-name="T4">Cha</text:span><text:span text:style-name="T5">înes de caractères</text:span></text:h>
      <text:p text:style-name="P2"><text:span text:style-name="code">n</text:span><text:span text:style-name="code"><text:span text:style-name="T4">om</text:span></text:span><text:span text:style-name="code"> = "</text:span><text:span text:style-name="code"><text:span text:style-name="T4">Brad" + " " </text:span></text:span><text:span text:style-name="code"><text:span text:style-name="T8">+ </text:span></text:span><text:span text:style-name="code"><text:span text:style-name="T4">"Pitt"</text:span></text:span><text:span text:style-name="code"> <text:s text:c="3"/># </text:span><text:span text:style-name="code"><text:span text:style-name="T4">Concaténation</text:span></text:span></text:p>
      <text:p text:style-name="P2"><text:span text:style-name="code"><text:span text:style-name="T4">nom = nom.upper()</text:span></text:span><text:span text:style-name="code"> <text:s text:c="13"/># </text:span><text:span text:style-name="code"><text:span text:style-name="T4">Majuscules</text:span></text:span></text:p>
      <text:p text:style-name="P2"><text:span text:style-name="code"><text:span text:style-name="T4">nom = nom.lower()</text:span></text:span><text:span text:style-name="code"> <text:s text:c="13"/># </text:span><text:span text:style-name="code"><text:span text:style-name="T4">Minuscules</text:span></text:span></text:p>
      <text:p text:style-name="P8"><text:span text:style-name="code"><text:span text:style-name="T11">print(f"{nom} a {age} ans)</text:span></text:span></text:p>
      <text:h text:style-name="P14" text:outline-level="3">Listes</text:h>
      <text:p text:style-name="P6"><text:span text:style-name="code"><text:span text:style-name="T8">liste_vide = []</text:span></text:span></text:p>
      <text:p text:style-name="P7"><text:span text:style-name="code"><text:span text:style-name="T8">prénoms = ["Pierre","Paul","</text:span></text:span><text:span text:style-name="code"><text:span text:style-name="T9">Jacques</text:span></text:span><text:span text:style-name="code"><text:span text:style-name="T8">"]</text:span></text:span></text:p>
      <text:p text:style-name="P6"><text:span text:style-name="code"><text:span text:style-name="T8">prénoms.append("</text:span></text:span><text:span text:style-name="code"><text:span text:style-name="T9">Obi-Wan</text:span></text:span><text:span text:style-name="code"><text:span text:style-name="T8">"</text:span></text:span><text:span text:style-name="code"><text:span text:style-name="T26">)</text:span></text:span></text:p>
      <text:p text:style-name="P7"><text:span text:style-name="code"><text:span text:style-name="T8">prénoms.</text:span></text:span><text:span text:style-name="code"><text:span text:style-name="T9">pop</text:span></text:span><text:span text:style-name="code"><text:span text:style-name="T8">(</text:span></text:span><text:span text:style-name="code"><text:span text:style-name="T9">) <text:s text:c="17"/># =</text:span></text:span><text:span text:style-name="code"><text:span text:style-name="T8">"</text:span></text:span><text:span text:style-name="code"><text:span text:style-name="T9">Obi-Wan</text:span></text:span><text:span text:style-name="code"><text:span text:style-name="T8">"</text:span></text:span></text:p>
      <text:p text:style-name="P7"><text:span text:style-name="code"><text:span text:style-name="T15">prénoms</text:span></text:span><text:span text:style-name="code">.</text:span><text:span text:style-name="code"><text:span text:style-name="T15">remove(), sorted(prénoms)</text:span></text:span></text:p>
      <text:p text:style-name="P9"><text:span text:style-name="code"><text:span text:style-name="T15">élèves = [[</text:span></text:span><text:span text:style-name="code"><text:span text:style-name="T8">"Pierre",</text:span></text:span><text:span text:style-name="code"><text:span text:style-name="T15">105], [</text:span></text:span><text:span text:style-name="code"><text:span text:style-name="T8">"Paul",</text:span></text:span><text:span text:style-name="code"><text:span text:style-name="T15">107]]</text:span></text:span></text:p>
      <text:p text:style-name="P9"><text:span text:style-name="code"><text:span text:style-name="T15">élèves[0][1] <text:s text:c="18"/># =105</text:span></text:span></text:p>
      <text:h text:style-name="P15" text:outline-level="3"><text:span text:style-name="T13">Itérables </text:span><text:span text:style-name="T22">(</text:span><text:span text:style-name="T23">= </text:span><text:span text:style-name="T24">range</text:span><text:span text:style-name="T25">(n)</text:span><text:span text:style-name="T24">, </text:span><text:span text:style-name="T22">chaînes </text:span><text:span text:style-name="T23">de caractères et</text:span><text:span text:style-name="T22"> listes)</text:span></text:h>
      <text:p text:style-name="P4"><text:span text:style-name="code">n</text:span><text:span text:style-name="code"><text:span text:style-name="T4">om</text:span></text:span><text:span text:style-name="code"> = "</text:span><text:span text:style-name="code"><text:span text:style-name="T4">Brad Pitt"</text:span></text:span></text:p>
      <text:p text:style-name="P4"><text:span text:style-name="code"><text:span text:style-name="T8">len(nom) <text:s text:c="12"/># =9</text:span></text:span></text:p>
      <text:p text:style-name="P3"><text:span text:style-name="code"><text:span text:style-name="T8">nom[0] <text:s text:c="14"/># ="B"</text:span></text:span></text:p>
      <text:p text:style-name="P3"><text:span text:style-name="code"><text:span text:style-name="T13">nom[-1] <text:s text:c="13"/># ="t"</text:span></text:span></text:p>
      <text:p text:style-name="P3"><text:span text:style-name="code"><text:span text:style-name="T8">"P" </text:span></text:span><text:span text:style-name="code"><text:span text:style-name="T10">in </text:span></text:span><text:span text:style-name="code"><text:span text:style-name="T8">nom <text:s text:c="10"/></text:span></text:span><text:span text:style-name="code"><text:span text:style-name="T10"># =True</text:span></text:span></text:p>
      <text:h text:style-name="P15" text:outline-level="3"><text:span text:style-name="T13">Fonction</text:span><text:span text:style-name="T7">s</text:span></text:h>
      <text:p text:style-name="P3"><text:span text:style-name="code">def double(x):</text:span></text:p>
      <text:p text:style-name="P3"><text:span text:style-name="code"><text:s text:c="4"/>return x * 2</text:span></text:p>
      <text:p text:style-name="P3"><text:span text:style-name="code"/></text:p>
      <text:p text:style-name="P10"><text:span text:style-name="code"><text:span text:style-name="T16">y = double(2)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3cm" fo:margin-bottom="0.101cm" style:contextual-spacing="false" style:page-number="auto">
        <style:tab-stops/>
      </style:paragraph-properties>
      <style:text-properties fo:font-size="14pt" fo:font-weight="bold" style:font-size-asian="101%" style:font-weight-asian="bold" style:font-size-complex="101%" style:font-weight-complex="bold"/>
    </style:style>
    <style:style style:name="code" style:family="text">
      <style:text-properties style:font-name="Courier New" fo:font-family="'Courier New'" style:font-family-generic="modern" style:font-pitch="fixed"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6T13:19:40.797179822</meta:creation-date>
    <dc:date>2023-09-20T09:25:00.301872957</dc:date>
    <meta:editing-duration>PT3H10M46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1" meta:paragraph-count="68" meta:word-count="297" meta:character-count="1980" meta:non-whitespace-character-count="1487"/>
  </office:meta>
</office:document-meta>
</file>